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1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UrbanBody">
      <style:paragraph-properties fo:text-align="end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2" style:parent-style-name="UrbanBody">
      <style:text-properties fo:font-size="10.5pt" officeooo:paragraph-rsid="0000d07e" style:font-name="Arial" style:font-size-asian="10.5pt" style:font-size-complex="10.5pt"/>
    </style:style>
    <style:style style:family="paragraph" style:name="P3" style:parent-style-name="UrbanBody">
      <style:text-properties fo:font-size="9pt" officeooo:paragraph-rsid="0000d07e" style:font-name="Arial" style:font-size-asian="9pt" style:font-size-complex="9pt"/>
    </style:style>
    <style:style style:family="paragraph" style:name="P4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text-underline-style="none"/>
    </style:style>
    <style:style style:family="paragraph" style:name="P5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fo:font-weight="normal" officeooo:paragraph-rsid="0000d07e" style:font-name="Arial" style:font-size-asian="10.5pt" style:font-size-complex="10.5pt" style:font-weight-asian="normal" style:font-weight-complex="normal" style:text-underline-style="none"/>
    </style:style>
    <style:style style:family="paragraph" style:name="P6" style:parent-style-name="Standard">
      <style:paragraph-properties fo:line-height="150%" fo:margin-left="0cm" fo:margin-right="0cm" fo:text-align="justify" fo:text-indent="0cm" style:auto-text-indent="false" style:justify-single-word="false"/>
      <style:text-properties fo:font-size="10.5pt" officeooo:paragraph-rsid="0000d07e" style:font-name="Arial" style:font-size-asian="10.5pt" style:font-size-complex="10.5pt"/>
    </style:style>
    <style:style style:family="paragraph" style:name="P7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0d07e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paragraph-properties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0462e6" officeooo:rsid="000462e6" style:font-name="Arial" style:font-size-asian="10.5pt" style:font-size-complex="10.5pt" style:font-style-asian="normal" style:font-style-complex="normal"/>
    </style:style>
    <style:style style:family="paragraph" style:name="P9" style:parent-style-name="UrbanTitle">
      <style:text-properties fo:font-size="14pt" fo:text-transform="uppercase" officeooo:paragraph-rsid="000d5abe" style:font-name="Arial" style:font-size-asian="14pt" style:font-size-complex="14pt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 style:font-weight-asian="bold" style:font-weight-complex="bold"/>
    </style:style>
    <style:style style:family="text" style:name="T2">
      <style:text-properties style:font-weight-asian="normal" style:font-weight-complex="normal"/>
    </style:style>
    <style:style style:family="text" style:name="T3">
      <style:text-properties officeooo:rsid="00051fc3" style:font-weight-asian="normal" style:font-weight-complex="normal"/>
    </style:style>
    <style:style style:family="text" style:name="T4">
      <style:text-properties officeooo:rsid="0003b413" style:font-weight-asian="normal" style:font-weight-complex="normal"/>
    </style:style>
    <style:style style:family="text" style:name="T5">
      <style:text-properties officeooo:rsid="00001613" style:font-weight-asian="normal" style:font-weight-complex="normal"/>
    </style:style>
    <style:style style:family="text" style:name="T6">
      <style:text-properties officeooo:rsid="0001c069" style:font-weight-asian="normal" style:font-weight-complex="normal"/>
    </style:style>
    <style:style style:family="text" style:name="T7">
      <style:text-properties officeooo:rsid="000f4e33" style:font-weight-asian="normal" style:font-weight-complex="normal"/>
    </style:style>
    <style:style style:family="text" style:name="T8">
      <style:text-properties fo:font-style="italic" style:font-style-asian="italic" style:font-style-complex="italic" style:font-weight-asian="normal" style:font-weight-complex="normal"/>
    </style:style>
    <style:style style:family="text" style:name="T9">
      <style:text-properties fo:font-style="normal" style:font-style-asian="normal" style:font-style-complex="normal" style:font-weight-asian="normal" style:font-weight-complex="normal"/>
    </style:style>
    <style:style style:family="text" style:name="T10">
      <style:text-properties officeooo:rsid="0005ad24"/>
    </style:style>
    <style:style style:family="text" style:name="T11">
      <style:text-properties fo:font-weight="normal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1" style:font-name-complex="Lohit Hindi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10">do text</text:p><text:p text:style-name="P10">from document(at=header, format='odt')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Attestation d'affichage APRÈS RÉALISATION</text:p>
      <text:p text:style-name="P9">DE L’ENQUÊTE PUBLIQUE</text:p>
      <text:p text:style-name="P2"/>
      <text:p text:style-name="P2"/>
      <text:p text:style-name="P3"/>
      <text:p text:style-name="P2"/>
      <text:p text:style-name="P2"><office:annotation><dc:creator>Gauthier Bastien</dc:creator><dc:date>2011-02-16T16:12:24</dc:date><text:p text:style-name="P11">do text if len(urbanEventObj.getClaimants()) &gt; 1</text:p></office:annotation><text:span text:style-name="T1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do text if not len(urbanEventObj.getClaimants()) &gt; 1</text:p></office:annotation><text:span text:style-name="T1">Demandeur :</text:span> <text:text-input text:description="Demandeurs">self.getApplicantsSignaletic()</text:text-input></text:p>
      <text:p text:style-name="P2"><text:span text:style-name="T1">Objet :</text:span> <text:text-input text:description="Objet des travaux">self.getLicenceSubject()</text:text-input></text:p>
      <text:p text:style-name="P2"><text:span text:style-name="T1">Situation :</text:span> <text:text-input text:description="Situation des travaux">self.getWorkLocationSignaletic()</text:text-input><text:s/>- <text:span text:style-name="T1">Référence cadastrale</text:span> : <text:text-input text:description="Parcelles">licence_view.get_parcels()</text:text-input></text:p>
      <text:p text:style-name="P5"/>
      <text:p text:style-name="P4"><text:span text:style-name="T2">Le Bourgmestre de la Commune de </text:span><text:span text:style-name="T2"><text:text-input text:description="">tool.getCityName()</text:text-input></text:span><text:span text:style-name="T2"><text:s/>certifie que l'</text:span><text:span text:style-name="T3">A</text:span><text:span text:style-name="T4">vis d'enquête publique,</text:span><text:span text:style-name="T2"> prescrit </text:span><text:span text:style-name="T3">au Code de l'Environnement</text:span><text:span text:style-name="T5">,</text:span><text:span text:style-name="T2"> sur l'instruction et la publicité des demandes de permis </text:span><text:span text:style-name="T7">d'environnement</text:span><text:span text:style-name="T2"> a été affiché par l</text:span><text:span text:style-name="T6">a Commune de </text:span><text:span text:style-name="T6"><text:text-input text:description="">tool.getCityName()</text:text-input></text:span><text:span text:style-name="T2"><text:s/>à partir du </text:span><text:span text:style-name="T2"><text:text-input text:description="Date début d'enquête">licence_view.format_date(self.getLastInquiry().getInvestigationStart())</text:text-input></text:span><text:span text:style-name="T8"><text:s/></text:span><text:span text:style-name="T9">sur la</text:span><text:span text:style-name="T8"> </text:span>parcelle de terrain où les travaux sont à exécuter ou les actes à accomplir <text:span text:style-name="T10">soit à 4 endroits proches du lieu d’exploitation le long d’une voirie carrossable et</text:span> <text:span text:style-name="T10">aux valves de la Commune de </text:span><text:span text:style-name="T10"><text:text-input text:description="">tool.getCityName()</text:text-input></text:span><text:span text:style-name="T10">.</text:span></text:p>
      <text:p text:style-name="P4"/>
      <text:p text:style-name="P6"><text:span text:style-name="T11">Fait à </text:span><text:span text:style-name="T11"><text:text-input text:description="">tool.getCityName()</text:text-input></text:span><text:span text:style-name="T11"><text:s/>le </text:span><text:span text:style-name="T11"><text:date style:data-style-name="N76" text:date-value="2020-12-02T10:12:10.460716621">2 décembre 2020</text:date></text:span></text:p>
      <text:p text:style-name="P7"/>
      <text:p text:style-name="P8"><office:annotation><dc:creator>bleybaert</dc:creator><dc:date>2018-07-18T13:20:16</dc:date><loext:sender-initials>ble</loext:sender-initials><text:p text:style-name="P11">do text</text:p><text:p text:style-name="P11">from document(at=signatures, format='odt')</text:p></office:annotation>import signatur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1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18T12:16:23.762496805</meta:creation-date>
    <dc:date>2020-12-02T10:12:10.393488026</dc:date>
    <meta:editing-duration>PT7M18S</meta:editing-duration>
    <meta:editing-cycles>15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33" meta:character-count="930" meta:non-whitespace-character-count="828"/>
  </office:meta>
</office:document-meta>
</file>